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8</text:p>
      <text:p text:style-name="Standard">„Weg-Punkt-Eingabe“</text:p>
      <text:p text:style-name="Standard"/>
      <text:p text:style-name="Standard">Ein Fahrer kann (einzeln für jedes seiner Fahrzeuge) telephonisch angeben dass er ab einem bestimmten Zeitpunkt um eine bestimmte Adresse leer sein und Aufträge erwarten wird.</text:p>
      <text:p text:style-name="Standard"/>
      <text:p text:style-name="Standard"><text:s/>Zum Beispiel, er hat einen Auftrag von jemanden (nicht von uns) übernommen und möchte gerne für den Rückweg einen Auftrag von uns erhalten.</text:p>
      <text:p text:style-name="Standard"/>
      <text:p text:style-name="Standard">Die Eintragung dieser Daten ind das System übenimmt der Disponent.</text:p>
      <text:p text:style-name="Standard">Dazu geht er zu einem speziellen Weg-Punkt-Eingabe-Formular.</text:p>
      <text:p text:style-name="Standard">Dort kann eine PLZ, und einen Zeitpunkt ab dem Fahrzeug frei sein soll angegeben werden, und eventuell weitere optionale Daten.</text:p>
      <text:p text:style-name="Standard"/>
      <text:p text:style-name="Standard">Auf dem Formular ist klar ersichtlich, dass der Fahrer damit erklärt dass er zum angegebenen Zeitpunkt in der Nähe der angegebenen PLZ sein wird und Aufträge annehmen kann und wünscht.</text:p>
      <text:p text:style-name="Standard"/>
      <text:p text:style-name="Standard">Das System wird diese Information bei der Plannung berücksichti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23T01:33:23</meta:creation-date>
    <dc:date>2012-11-19T20:21:30</dc:date>
    <dc:creator>Mr.H </dc:creator>
    <meta:editing-duration>PT00H41M09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130" meta:character-count="850"/>
  </office:meta>
</office:document-meta>
</file>